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237cm" style:rel-column-width="13354*"/>
    </style:style>
    <style:style style:name="Table1.B" style:family="table-column">
      <style:table-column-properties style:column-width="7.62cm" style:rel-column-width="19431*"/>
    </style:style>
    <style:style style:name="Table1.C" style:family="table-column">
      <style:table-column-properties style:column-width="4.754cm" style:rel-column-width="12121*"/>
    </style:style>
    <style:style style:name="Table1.D" style:family="table-column">
      <style:table-column-properties style:column-width="8.089cm" style:rel-column-width="20629*"/>
    </style:style>
    <style:style style:name="Table1.A1" style:family="table-cell">
      <style:table-cell-properties fo:padding="0.102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102cm" fo:border="0.05pt solid #000000" style:writing-mode="page"/>
    </style:style>
    <style:style style:name="Table1.A2" style:family="table-cell">
      <style:table-cell-properties fo:padding="0.102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102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65aee" officeooo:paragraph-rsid="00165aee"/>
    </style:style>
    <style:style style:name="P2" style:family="paragraph" style:parent-style-name="Table_20_Contents">
      <style:text-properties fo:font-size="13pt" officeooo:rsid="001749a2" officeooo:paragraph-rsid="001749a2" style:font-size-asian="13pt" style:font-size-complex="13pt"/>
    </style:style>
    <style:style style:name="P3" style:family="paragraph" style:parent-style-name="Table_20_Contents">
      <style:text-properties fo:font-size="13pt" officeooo:rsid="00190fd0" officeooo:paragraph-rsid="00190fd0" style:font-size-asian="13pt" style:font-size-complex="13pt"/>
    </style:style>
    <style:style style:name="P4" style:family="paragraph" style:parent-style-name="Table_20_Contents">
      <style:text-properties fo:font-size="13pt" officeooo:rsid="001aa276" officeooo:paragraph-rsid="001aa276" style:font-size-asian="13pt" style:font-size-complex="13pt"/>
    </style:style>
    <style:style style:name="P5" style:family="paragraph" style:parent-style-name="Table_20_Contents">
      <style:text-properties fo:font-size="13pt" style:font-size-asian="11.3500003814697pt" style:font-size-complex="13pt"/>
    </style:style>
    <style:style style:name="P6" style:family="paragraph" style:parent-style-name="Table_20_Contents">
      <style:text-properties fo:font-size="13pt" officeooo:paragraph-rsid="00190fd0" style:font-size-asian="11.3500003814697pt" style:font-size-complex="13pt"/>
    </style:style>
    <style:style style:name="P7" style:family="paragraph" style:parent-style-name="Table_20_Contents">
      <style:text-properties fo:font-size="13pt" officeooo:rsid="00190fd0" officeooo:paragraph-rsid="00190fd0" style:font-size-asian="11.3500003814697pt" style:font-size-complex="13pt"/>
    </style:style>
    <style:style style:name="P8" style:family="paragraph" style:parent-style-name="Table_20_Contents">
      <style:text-properties fo:font-size="13pt" officeooo:rsid="001749a2" officeooo:paragraph-rsid="00190fd0" style:font-size-asian="11.3500003814697pt" style:font-size-complex="13pt"/>
    </style:style>
    <style:style style:name="P9" style:family="paragraph" style:parent-style-name="Table_20_Contents">
      <style:text-properties officeooo:rsid="00190fd0" officeooo:paragraph-rsid="00190fd0"/>
    </style:style>
    <style:style style:name="P10" style:family="paragraph" style:parent-style-name="Table_20_Contents">
      <style:text-properties officeooo:rsid="001aa276" officeooo:paragraph-rsid="001aa276"/>
    </style:style>
    <style:style style:name="P11" style:family="paragraph" style:parent-style-name="Table_20_Contents">
      <style:text-properties fo:font-weight="bold" officeooo:rsid="001749a2" officeooo:paragraph-rsid="00190fd0" style:font-weight-asian="bold" style:font-weight-complex="bold"/>
    </style:style>
    <style:style style:name="P12" style:family="paragraph" style:parent-style-name="Table_20_Contents">
      <style:text-properties fo:font-weight="bold" officeooo:rsid="001749a2" officeooo:paragraph-rsid="001749a2" style:font-weight-asian="bold" style:font-weight-complex="bold"/>
    </style:style>
    <style:style style:name="P13" style:family="paragraph" style:parent-style-name="Table_20_Contents">
      <style:text-properties fo:font-weight="bold" officeooo:rsid="0017c713" officeooo:paragraph-rsid="0017c713" style:font-weight-asian="bold" style:font-weight-complex="bold"/>
    </style:style>
    <style:style style:name="P14" style:family="paragraph" style:parent-style-name="Table_20_Contents">
      <style:text-properties officeooo:rsid="001749a2" officeooo:paragraph-rsid="00190fd0"/>
    </style:style>
    <style:style style:name="P15" style:family="paragraph" style:parent-style-name="Table_20_Contents">
      <style:text-properties officeooo:rsid="001749a2" officeooo:paragraph-rsid="001749a2"/>
    </style:style>
    <style:style style:name="P16" style:family="paragraph" style:parent-style-name="Table_20_Contents">
      <style:text-properties officeooo:rsid="001749a2" officeooo:paragraph-rsid="001bf2c3"/>
    </style:style>
    <style:style style:name="P17" style:family="paragraph" style:parent-style-name="Table_20_Contents">
      <style:text-properties officeooo:rsid="001bf2c3" officeooo:paragraph-rsid="001bf2c3"/>
    </style:style>
    <style:style style:name="P18" style:family="paragraph" style:parent-style-name="Table_20_Contents">
      <style:text-properties officeooo:rsid="001ff0df" officeooo:paragraph-rsid="001bf2c3"/>
    </style:style>
    <style:style style:name="P19" style:family="paragraph" style:parent-style-name="Table_20_Contents">
      <style:text-properties officeooo:rsid="00235b20" officeooo:paragraph-rsid="00235b20"/>
    </style:style>
    <style:style style:name="P20" style:family="paragraph" style:parent-style-name="Table_20_Contents">
      <style:text-properties officeooo:rsid="002161db" officeooo:paragraph-rsid="002161db"/>
    </style:style>
    <style:style style:name="P21" style:family="paragraph" style:parent-style-name="Table_20_Contents">
      <style:text-properties officeooo:rsid="0022ba9c" officeooo:paragraph-rsid="0022ba9c"/>
    </style:style>
    <style:style style:name="P22" style:family="paragraph" style:parent-style-name="Table_20_Contents">
      <style:text-properties officeooo:rsid="001ee9d5" officeooo:paragraph-rsid="001bf2c3"/>
    </style:style>
    <style:style style:name="P23" style:family="paragraph" style:parent-style-name="Table_20_Contents">
      <style:text-properties officeooo:rsid="002618c4" officeooo:paragraph-rsid="001bf2c3"/>
    </style:style>
    <style:style style:name="P24" style:family="paragraph" style:parent-style-name="Table_20_Contents">
      <style:text-properties officeooo:rsid="0027b3da" officeooo:paragraph-rsid="001bf2c3"/>
    </style:style>
    <style:style style:name="P25" style:family="paragraph" style:parent-style-name="Table_20_Contents">
      <style:text-properties officeooo:rsid="0028e412" officeooo:paragraph-rsid="001bf2c3"/>
    </style:style>
    <style:style style:name="P26" style:family="paragraph" style:parent-style-name="Table_20_Contents">
      <style:text-properties officeooo:paragraph-rsid="001749a2"/>
    </style:style>
    <style:style style:name="P27" style:family="paragraph" style:parent-style-name="Table_20_Contents">
      <style:text-properties officeooo:rsid="0017c713" officeooo:paragraph-rsid="0017c713"/>
    </style:style>
    <style:style style:name="P28" style:family="paragraph" style:parent-style-name="Table_20_Contents">
      <style:text-properties officeooo:rsid="001d963d" officeooo:paragraph-rsid="001d963d"/>
    </style:style>
    <style:style style:name="P29" style:family="paragraph" style:parent-style-name="Table_20_Contents">
      <style:text-properties officeooo:rsid="001ef27a" officeooo:paragraph-rsid="001ef27a"/>
    </style:style>
    <style:style style:name="P30" style:family="paragraph" style:parent-style-name="Table_20_Contents">
      <style:text-properties officeooo:rsid="001ef27a" officeooo:paragraph-rsid="001fbfd9"/>
    </style:style>
    <style:style style:name="P31" style:family="paragraph" style:parent-style-name="Table_20_Contents">
      <style:text-properties fo:color="#468a1a" loext:opacity="100%" officeooo:rsid="001ef27a" officeooo:paragraph-rsid="001fbfd9"/>
    </style:style>
    <style:style style:name="P32" style:family="paragraph" style:parent-style-name="Table_20_Contents">
      <style:text-properties fo:color="#000000" loext:opacity="100%" officeooo:rsid="001fbfd9" officeooo:paragraph-rsid="001fbfd9"/>
    </style:style>
    <style:style style:name="P33" style:family="paragraph" style:parent-style-name="Table_20_Contents">
      <style:text-properties fo:color="#000000" loext:opacity="100%" officeooo:rsid="001fbfd9" officeooo:paragraph-rsid="001ef27a"/>
    </style:style>
    <style:style style:name="P34" style:family="paragraph" style:parent-style-name="Table_20_Contents">
      <style:text-properties fo:color="#3faf46" loext:opacity="100%" officeooo:rsid="0017c713" officeooo:paragraph-rsid="001fbfd9"/>
    </style:style>
    <style:style style:name="P35" style:family="paragraph" style:parent-style-name="Table_20_Contents">
      <style:text-properties officeooo:rsid="001fbfd9" officeooo:paragraph-rsid="001fbfd9"/>
    </style:style>
    <style:style style:name="P36" style:family="paragraph" style:parent-style-name="Table_20_Contents">
      <style:text-properties officeooo:rsid="001fbfd9" officeooo:paragraph-rsid="001ef2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0fd0"/>
    </style:style>
    <style:style style:name="T3" style:family="text">
      <style:text-properties style:text-position="super 58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officeooo:rsid="00190fd0" style:font-size-asian="10pt" style:font-size-complex="10pt"/>
    </style:style>
    <style:style style:name="T6" style:family="text">
      <style:text-properties officeooo:rsid="001af7a0"/>
    </style:style>
    <style:style style:name="T7" style:family="text">
      <style:text-properties officeooo:rsid="001bd06b"/>
    </style:style>
    <style:style style:name="T8" style:family="text">
      <style:text-properties officeooo:rsid="001d24b6"/>
    </style:style>
    <style:style style:name="T9" style:family="text">
      <style:text-properties officeooo:rsid="00249f8e"/>
    </style:style>
    <style:style style:name="T10" style:family="text">
      <style:text-properties officeooo:rsid="001ee9d5"/>
    </style:style>
    <style:style style:name="T11" style:family="text">
      <style:text-properties officeooo:rsid="0028e412"/>
    </style:style>
    <style:style style:name="T12" style:family="text">
      <style:text-properties officeooo:rsid="001bf2c3"/>
    </style:style>
    <style:style style:name="T13" style:family="text">
      <style:text-properties officeooo:rsid="001ef27a"/>
    </style:style>
    <style:style style:name="T14" style:family="text">
      <style:text-properties officeooo:rsid="001d963d"/>
    </style:style>
    <style:style style:name="T15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ENSES + Structure</text:p>
          </table:table-cell>
          <table:table-cell table:style-name="Table1.A1" office:value-type="string">
            <text:p text:style-name="P1">USES</text:p>
          </table:table-cell>
          <table:table-cell table:style-name="Table1.A1" office:value-type="string">
            <text:p text:style-name="P1">KEY WORDS</text:p>
          </table:table-cell>
          <table:table-cell table:style-name="Table1.D1" office:value-type="string">
            <text:p text:style-name="P1">EXAMPLES</text:p>
          </table:table-cell>
        </table:table-row>
        <table:table-row>
          <table:table-cell table:style-name="Table1.A2" office:value-type="string">
            <text:p text:style-name="P2"><text:span text:style-name="T1">Present Simple</text:span> <text:span text:style-name="T2">(V)</text:span></text:p>
            <text:p text:style-name="P2"/>
            <text:p text:style-name="P3">3<text:span text:style-name="T3">rd</text:span> prsn V-s/V-es</text:p>
            <text:p text:style-name="P3">? Do/Does</text:p>
            <text:p text:style-name="P3">ngtf Don’t / Doesn’t</text:p>
            <text:p text:style-name="P9"><text:span text:style-name="T4"/></text:p>
          </table:table-cell>
          <table:table-cell table:style-name="Table1.A2" office:value-type="string">
            <text:p text:style-name="P5"/>
            <text:p text:style-name="P5">-<text:span text:style-name="T2">Scientific / truth</text:span></text:p>
            <text:p text:style-name="P6">-<text:span text:style-name="T2">Routine /habits</text:span></text:p>
            <text:p text:style-name="P7">-personal characteristics </text:p>
          </table:table-cell>
          <table:table-cell table:style-name="Table1.A2" office:value-type="string">
            <text:p text:style-name="P10"/>
            <text:p text:style-name="P4">Every days/month..</text:p>
            <text:p text:style-name="P4">Usually / often</text:p>
            <text:p text:style-name="P4">Regularly</text:p>
          </table:table-cell>
          <table:table-cell table:style-name="Table1.D2" office:value-type="string">
            <text:p text:style-name="Table_20_Contents"/>
            <text:p text:style-name="P10">Timothy sleeps in class all the time</text:p>
          </table:table-cell>
        </table:table-row>
        <table:table-row>
          <table:table-cell table:style-name="Table1.A2" office:value-type="string">
            <text:p text:style-name="P11">Present Continuous</text:p>
            <text:p text:style-name="P11"/>
            <text:p text:style-name="P14"><text:s/><text:span text:style-name="T2">(Be</text:span><text:span text:style-name="T5">(in the present)</text:span><text:span text:style-name="T2">+Ving)</text:span></text:p>
            <text:p text:style-name="P8">?<text:span text:style-name="T2">Be(am, are, is)</text:span></text:p>
            <text:p text:style-name="P7">ngtf Be(am not, are not..)</text:p>
            <text:p text:style-name="P15"/>
          </table:table-cell>
          <table:table-cell table:style-name="Table1.A2" office:value-type="string">
            <text:p text:style-name="P7">Action is in progress in the present</text:p>
          </table:table-cell>
          <table:table-cell table:style-name="Table1.A2" office:value-type="string">
            <text:p text:style-name="Table_20_Contents">-<text:span text:style-name="T2">At the moment</text:span></text:p>
            <text:p text:style-name="Table_20_Contents">-<text:span text:style-name="T2">Currently</text:span></text:p>
            <text:p text:style-name="Table_20_Contents">-<text:span text:style-name="T2">Listen! / Look!</text:span></text:p>
            <text:p text:style-name="Table_20_Contents">-<text:span text:style-name="T2">Now / right now</text:span></text:p>
          </table:table-cell>
          <table:table-cell table:style-name="Table1.D2" office:value-type="string">
            <text:p text:style-name="Table_20_Contents"/>
            <text:p text:style-name="P17">The teacher is talking about tenses.</text:p>
          </table:table-cell>
        </table:table-row>
        <table:table-row>
          <table:table-cell table:style-name="Table1.A2" office:value-type="string">
            <text:p text:style-name="P12">Present Perfect Simple</text:p>
            <text:p text:style-name="P15"/>
            <text:p text:style-name="P16">-<text:span text:style-name="T6">have/has + past participle = reg verb = V +ed/ irr verb</text:span></text:p>
            <text:p text:style-name="P16">-? <text:span text:style-name="T7">have/ has</text:span></text:p>
            <text:p text:style-name="P16">-<text:span text:style-name="T7">Haven’t/ hasn’t</text:span></text:p>
            <text:p text:style-name="P16"/>
          </table:table-cell>
          <table:table-cell table:style-name="Table1.A2" office:value-type="string">
            <text:p text:style-name="Table_20_Contents">-<text:span text:style-name="T6">past action has consequences on the present</text:span></text:p>
            <text:p text:style-name="Table_20_Contents">-<text:span text:style-name="T8">to make lists/assessments </text:span></text:p>
          </table:table-cell>
          <table:table-cell table:style-name="Table1.A2" office:value-type="string">
            <text:p text:style-name="P18">Since (date)</text:p>
            <text:p text:style-name="P18">For (period/duration)</text:p>
            <text:p text:style-name="P18">lately</text:p>
            <text:p text:style-name="P18">yet/not yet</text:p>
            <text:p text:style-name="P18">“just”</text:p>
            <text:p text:style-name="P19">already</text:p>
          </table:table-cell>
          <table:table-cell table:style-name="Table1.D2" office:value-type="string">
            <text:p text:style-name="P20">He hasn’t practice<text:span text:style-name="T9">d</text:span> the violin for a long time.</text:p>
            <text:p text:style-name="P21">I’m happy, I have finished my homework.</text:p>
          </table:table-cell>
        </table:table-row>
        <table:table-row>
          <table:table-cell table:style-name="Table1.A2" office:value-type="string">
            <text:p text:style-name="P12">Present Perfect Continuous</text:p>
            <text:p text:style-name="P12"/>
            <text:p text:style-name="P16">-<text:span text:style-name="T10">Have + been + V-ing</text:span></text:p>
            <text:p text:style-name="P16">-? <text:span text:style-name="T10">Have / has</text:span></text:p>
            <text:p text:style-name="P16">-<text:span text:style-name="T10">Haven’t/ hasn’t</text:span></text:p>
          </table:table-cell>
          <table:table-cell table:style-name="Table1.A2" office:value-type="string">
            <text:p text:style-name="P22">A past action which goes on in the presen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3">I have been playing video games since 2014.</text:p>
          </table:table-cell>
        </table:table-row>
        <table:table-row>
          <table:table-cell table:style-name="Table1.A2" office:value-type="string">
            <text:p text:style-name="P12">Past Simple</text:p>
            <text:p text:style-name="P15"/>
            <text:p text:style-name="P24">reg V = V + ed</text:p>
            <text:p text:style-name="P24">Irreg V = 2<text:span text:style-name="T3">nd</text:span> column</text:p>
            <text:p text:style-name="P25">-? Did</text:p>
            <text:p text:style-name="P16">-<text:span text:style-name="T11">Didn’t</text:span></text:p>
          </table:table-cell>
          <table:table-cell table:style-name="Table1.A2" office:value-type="string">
            <text:p text:style-name="P17">The action</text:p>
            <text:p text:style-name="P17">-belongs to the past</text:p>
            <text:p text:style-name="P17">-is finished</text:p>
            <text:p text:style-name="P17">-is dated</text:p>
          </table:table-cell>
          <table:table-cell table:style-name="Table1.A2" office:value-type="string">
            <text:p text:style-name="P17">One week(month)ago</text:p>
            <text:p text:style-name="P17">last year</text:p>
            <text:p text:style-name="P17">yesterday</text:p>
            <text:p text:style-name="P17">in 2018</text:p>
          </table:table-cell>
          <table:table-cell table:style-name="Table1.D2" office:value-type="string">
            <text:p text:style-name="P17">Did you call him yesterday ?</text:p>
          </table:table-cell>
        </table:table-row>
        <text:soft-page-break/>
        <table:table-row>
          <table:table-cell table:style-name="Table1.A2" office:value-type="string">
            <text:p text:style-name="P12">Past Continuous</text:p>
            <text:p text:style-name="P17">-was/were + Ving</text:p>
            <text:p text:style-name="P26">-? <text:span text:style-name="T12">was/were</text:span></text:p>
            <text:p text:style-name="P26">- <text:span text:style-name="T12">wasn’t/weren’t</text:span></text:p>
            <text:p text:style-name="P26"/>
          </table:table-cell>
          <table:table-cell table:style-name="Table1.A2" office:value-type="string">
            <text:p text:style-name="P17">Action that was in progress in the past</text:p>
          </table:table-cell>
          <table:table-cell table:style-name="Table1.A2" office:value-type="string">
            <text:p text:style-name="Table_20_Contents">“ “ </text:p>
            <text:p text:style-name="P17">while</text:p>
          </table:table-cell>
          <table:table-cell table:style-name="Table1.D2" office:value-type="string">
            <text:p text:style-name="P17">Yesterday, I was cooking pasta while I was calling my mum. </text:p>
          </table:table-cell>
        </table:table-row>
        <table:table-row>
          <table:table-cell table:style-name="Table1.A2" office:value-type="string">
            <text:p text:style-name="P13">Past Perfect Simple</text:p>
            <text:p text:style-name="P27"/>
            <text:p text:style-name="P28">had + past participle</text:p>
            <text:p text:style-name="P27"/>
            <text:p text:style-name="P27"/>
          </table:table-cell>
          <table:table-cell table:style-name="Table1.A2" office:value-type="string">
            <text:p text:style-name="P28">In a story about the past, you mention something that happened before</text:p>
          </table:table-cell>
          <table:table-cell table:style-name="Table1.A2" office:value-type="string">
            <text:p text:style-name="Table_20_Contents"><text:s/>“”</text:p>
          </table:table-cell>
          <table:table-cell table:style-name="Table1.D2" office:value-type="string">
            <text:p text:style-name="P28">She had finished her homework before the movie started. </text:p>
            <text:p text:style-name="P28"/>
            <text:p text:style-name="P28">I was at home last week, I had already been the<text:span text:style-name="T13">re the week before.</text:span></text:p>
          </table:table-cell>
        </table:table-row>
        <table:table-row>
          <table:table-cell table:style-name="Table1.A2" office:value-type="string">
            <text:p text:style-name="P13">Past Perfect Continuous</text:p>
            <text:p text:style-name="P27"/>
            <text:p text:style-name="P28">had+been+Ving</text:p>
            <text:p text:style-name="P27"/>
            <text:p text:style-name="P27"/>
          </table:table-cell>
          <table:table-cell table:style-name="Table1.A2" office:value-type="string">
            <text:p text:style-name="P28">Action in progress in the past of the past</text:p>
          </table:table-cell>
          <table:table-cell table:style-name="Table1.A2" office:value-type="string">
            <text:p text:style-name="Table_20_Contents">“”</text:p>
          </table:table-cell>
          <table:table-cell table:style-name="Table1.D2" office:value-type="string">
            <text:p text:style-name="Table_20_Contents">She had been studying for hours before she finally t<text:span text:style-name="T14">ake</text:span> a break. </text:p>
            <text:p text:style-name="Table_20_Contents"/>
            <text:p text:style-name="P29">In 2014, he came here, before that he had been living in Tunisia for years.</text:p>
          </table:table-cell>
        </table:table-row>
        <table:table-row>
          <table:table-cell table:style-name="Table1.A2" office:value-type="string">
            <text:p text:style-name="P13">Future</text:p>
            <text:p text:style-name="P27"/>
            <text:p text:style-name="P29">Will + V</text:p>
            <text:p text:style-name="P29"/>
            <text:p text:style-name="P30">be about to + V</text:p>
            <text:p text:style-name="P30">be going to + V</text:p>
            <text:p text:style-name="P31">(are going to see)</text:p>
            <text:p text:style-name="P31"/>
            <text:p text:style-name="P32">present simple</text:p>
            <text:p text:style-name="P34"/>
            <text:p text:style-name="P34"/>
            <text:p text:style-name="P32">present continuous</text:p>
            <text:p text:style-name="P27"/>
            <text:p text:style-name="P27"/>
          </table:table-cell>
          <table:table-cell table:style-name="Table1.A2" office:value-type="string">
            <text:p text:style-name="P29"/>
            <text:p text:style-name="P29"/>
            <text:p text:style-name="P29">Neutral way to the future </text:p>
            <text:p text:style-name="P29"/>
            <text:p text:style-name="P30">Near(proche) future </text:p>
            <text:p text:style-name="P30"/>
            <text:p text:style-name="P30"/>
            <text:p text:style-name="P30"/>
            <text:p text:style-name="P35">official schedule/ program (être sur)</text:p>
            <text:p text:style-name="P35"/>
            <text:p text:style-name="P35"/>
            <text:p text:style-name="P35">strong intentions</text:p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Table_20_Contents"/>
            <text:p text:style-name="P29"/>
            <text:p text:style-name="P29">Tonight, I will cook some pasta.</text:p>
            <text:p text:style-name="P29"/>
            <text:p text:style-name="P35">I’m going to enjoy working out tonight</text:p>
            <text:p text:style-name="P35"/>
            <text:p text:style-name="P35"/>
            <text:p text:style-name="P35"/>
            <text:p text:style-name="P35">On monday 11<text:span text:style-name="T3">th</text:span><text:span text:style-name="T15"> </text:span>november, my train leaves at 6 am.</text:p>
            <text:p text:style-name="P35"/>
            <text:p text:style-name="P35">Tomorrow I am playing billiard</text:p>
          </table:table-cell>
        </table:table-row>
        <table:table-row>
          <table:table-cell table:style-name="Table1.A2" office:value-type="string">
            <text:p text:style-name="P13">Future Perfect</text:p>
            <text:p text:style-name="P33"/>
          </table:table-cell>
          <table:table-cell table:style-name="Table1.A2" office:value-type="string">
            <text:p text:style-name="P29"><text:s/></text:p>
            <text:p text:style-name="P36"/>
            <text:p text:style-name="P35"/>
          </table:table-cell>
          <table:table-cell table:style-name="Table1.A2" office:value-type="string">
            <text:p text:style-name="P35">On monday 11<text:span text:style-name="T3">th</text:span><text:span text:style-name="T15"> <text:s text:c="4"/>←</text:span>november, my train leaves at 6 am </text:p>
          </table:table-cell>
          <table:table-cell table:style-name="Table1.D2" office:value-type="string" table:protected="true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6:14:07.202485498</meta:creation-date>
    <dc:date>2024-10-19T14:25:59.387598187</dc:date>
    <meta:editing-duration>PT38M34S</meta:editing-duration>
    <meta:editing-cycles>9</meta:editing-cycles>
    <meta:generator>LibreOffice/24.2.6.2$Linux_X86_64 LibreOffice_project/8e9a753d9daaea75c34b417ba1bdf556bf2fc5b3</meta:generator>
    <meta:document-statistic meta:table-count="1" meta:image-count="0" meta:object-count="0" meta:page-count="3" meta:paragraph-count="97" meta:word-count="392" meta:character-count="2153" meta:non-whitespace-character-count="1841"/>
  </office:meta>
</office:document-meta>
</file>